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3.297cm" fo:min-width="5.97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528cm" fo:min-width="3.31cm"/>
    </style:style>
    <style:style style:name="gr4" style:family="graphic" style:parent-style-name="standard">
      <style:graphic-properties draw:stroke="none" svg:stroke-width="0.035cm" draw:stroke-linejoin="miter" draw:fill="solid" draw:fill-color="#ffffff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28cm" fo:min-width="3.3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width="0.044cm" draw:stroke-linejoin="miter" draw:fill="solid" draw:fill-color="#ffffff"/>
    </style:style>
    <style:style style:name="gr9" style:family="graphic" style:parent-style-name="standard">
      <style:graphic-properties draw:stroke="none" svg:stroke-width="0.044cm" draw:stroke-linejoin="miter" draw:fill="solid" draw:fill-color="#000000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ffffff"/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79cm" svg:height="3.547cm" svg:x="11.612cm" svg:y="8.553cm">
          <text:p text:style-name="P1"><text:span text:style-name="T1">3D to Motor</text:span></text:p>
          <text:p text:style-name="P1"><text:span text:style-name="T1">Transfor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5.699cm" svg:y1="10.398cm" svg:x2="11.668cm" svg:y2="10.398cm">
          <text:p/>
        </draw:line>
        <draw:custom-shape draw:style-name="gr3" draw:text-style-name="P4" draw:layer="layout" svg:width="3.81cm" svg:height="1.778cm" svg:x="22.301cm" svg:y="6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0§display§MOTOR_1§svg§600§FALSE§</svg:desc>
          <draw:polygon draw:style-name="gr4" draw:text-style-name="P5" draw:layer="layout" svg:width="3.183cm" svg:height="0.585cm" svg:x="22.673cm" svg:y="7.277cm" svg:viewBox="0 0 3184 586" draw:points="1592,586 0,586 0,0 3184,0 3184,586">
            <text:p/>
          </draw:polygon>
          <draw:path draw:style-name="gr5" draw:text-style-name="P6" draw:layer="layout" svg:width="0.705cm" svg:height="0.481cm" svg:x="22.703cm" svg:y="7.275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5" draw:text-style-name="P6" draw:layer="layout" svg:width="0.487cm" svg:height="0.513cm" svg:x="23.463cm" svg:y="7.2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479cm" svg:height="0.477cm" svg:x="23.999cm" svg:y="7.27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5" draw:text-style-name="P6" draw:layer="layout" svg:width="0.487cm" svg:height="0.513cm" svg:x="24.525cm" svg:y="7.2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503cm" svg:height="0.497cm" svg:x="25.073cm" svg:y="7.275cm" svg:viewBox="0 0 504 498" svg:d="M236 48c4-16 6-24 20-26 6 0 28 0 42 0 50 0 130 0 130 70 0 24-12 72-40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5" draw:text-style-name="P6" draw:layer="layout" svg:width="0.181cm" svg:height="0.327cm" svg:x="25.629cm" svg:y="7.535cm" svg:viewBox="0 0 182 328" svg:d="M112 14c0-14 0-14-14-14-32 32-78 32-98 32v18c12 0 44 0 72-14v252c0 16 0 22-50 22h-18v18c8 0 70-2 88-2 16 0 78 2 90 2v-18h-20c-50 0-50-6-50-22z">
            <text:p/>
          </draw:path>
        </draw:g>
        <draw:custom-shape draw:style-name="gr6" draw:text-style-name="P7" draw:layer="layout" svg:width="3.81cm" svg:height="1.778cm" svg:x="22.301cm" svg:y="8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0§display§MOTOR_2§svg§600§FALSE§</svg:desc>
          <draw:polygon draw:style-name="gr4" draw:text-style-name="P5" draw:layer="layout" svg:width="3.183cm" svg:height="0.585cm" svg:x="22.673cm" svg:y="9.277cm" svg:viewBox="0 0 3184 586" draw:points="1592,586 0,586 0,0 3184,0 3184,586">
            <text:p/>
          </draw:polygon>
          <draw:path draw:style-name="gr5" draw:text-style-name="P6" draw:layer="layout" svg:width="0.705cm" svg:height="0.481cm" svg:x="22.703cm" svg:y="9.275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5" draw:text-style-name="P6" draw:layer="layout" svg:width="0.487cm" svg:height="0.513cm" svg:x="23.463cm" svg:y="9.2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479cm" svg:height="0.477cm" svg:x="23.999cm" svg:y="9.27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5" draw:text-style-name="P6" draw:layer="layout" svg:width="0.487cm" svg:height="0.513cm" svg:x="24.525cm" svg:y="9.2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503cm" svg:height="0.497cm" svg:x="25.073cm" svg:y="9.275cm" svg:viewBox="0 0 504 498" svg:d="M236 48c4-16 6-24 20-26 6 0 28 0 42 0 50 0 130 0 130 70 0 24-12 72-40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5" draw:text-style-name="P6" draw:layer="layout" svg:width="0.219cm" svg:height="0.327cm" svg:x="25.605cm" svg:y="9.53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</draw:g>
        <draw:custom-shape draw:style-name="gr6" draw:text-style-name="P7" draw:layer="layout" svg:width="3.81cm" svg:height="1.778cm" svg:x="22.301cm" svg:y="10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0§display§MOTOR_3§svg§600§FALSE§</svg:desc>
          <draw:polygon draw:style-name="gr4" draw:text-style-name="P5" draw:layer="layout" svg:width="3.183cm" svg:height="0.585cm" svg:x="22.673cm" svg:y="11.377cm" svg:viewBox="0 0 3184 586" draw:points="1592,586 0,586 0,0 3184,0 3184,586">
            <text:p/>
          </draw:polygon>
          <draw:path draw:style-name="gr5" draw:text-style-name="P6" draw:layer="layout" svg:width="0.705cm" svg:height="0.481cm" svg:x="22.703cm" svg:y="11.375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5" draw:text-style-name="P6" draw:layer="layout" svg:width="0.487cm" svg:height="0.513cm" svg:x="23.463cm" svg:y="11.3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479cm" svg:height="0.477cm" svg:x="23.999cm" svg:y="11.37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5" draw:text-style-name="P6" draw:layer="layout" svg:width="0.487cm" svg:height="0.513cm" svg:x="24.525cm" svg:y="11.3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503cm" svg:height="0.497cm" svg:x="25.073cm" svg:y="11.375cm" svg:viewBox="0 0 504 498" svg:d="M236 48c4-16 6-24 20-26 6 0 28 0 42 0 50 0 130 0 130 70 0 24-12 72-40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5" draw:text-style-name="P6" draw:layer="layout" svg:width="0.227cm" svg:height="0.337cm" svg:x="25.601cm" svg:y="11.635cm" svg:viewBox="0 0 228 338" svg:d="M108 164c40 0 68 26 68 80 0 60-36 78-66 78-20 0-62-4-84-34 24 0 30-18 30-28 0-16-12-26-28-26-14 0-28 8-28 28 0 46 52 76 112 76 68 0 116-46 116-94 0-40-32-78-86-90 52-18 70-56 70-86 0-38-44-68-100-68-54 0-96 26-96 66 0 18 10 26 26 26 14 0 24-10 24-24 0-16-10-26-24-26 16-22 50-28 70-28 22 0 52 12 52 54 0 22-6 44-20 60-16 18-30 20-54 20-12 2-14 2-16 2s-6 0-6 6c0 8 6 8 14 8z">
            <text:p/>
          </draw:path>
        </draw:g>
        <draw:custom-shape draw:style-name="gr6" draw:text-style-name="P7" draw:layer="layout" svg:width="3.81cm" svg:height="1.778cm" svg:x="22.301cm" svg:y="12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0§display§MOTOR_4§svg§600§FALSE§</svg:desc>
          <draw:polygon draw:style-name="gr4" draw:text-style-name="P5" draw:layer="layout" svg:width="3.183cm" svg:height="0.585cm" svg:x="22.673cm" svg:y="13.577cm" svg:viewBox="0 0 3184 586" draw:points="1592,586 0,586 0,0 3184,0 3184,586">
            <text:p/>
          </draw:polygon>
          <draw:path draw:style-name="gr5" draw:text-style-name="P6" draw:layer="layout" svg:width="0.705cm" svg:height="0.481cm" svg:x="22.703cm" svg:y="13.575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5" draw:text-style-name="P6" draw:layer="layout" svg:width="0.487cm" svg:height="0.513cm" svg:x="23.463cm" svg:y="13.5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479cm" svg:height="0.477cm" svg:x="23.999cm" svg:y="13.57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5" draw:text-style-name="P6" draw:layer="layout" svg:width="0.487cm" svg:height="0.513cm" svg:x="24.525cm" svg:y="13.559cm" svg:viewBox="0 0 488 514" svg:d="M488 190c0-114-76-190-180-190-152 0-308 160-308 324 0 118 80 190 180 190 150 0 308-156 308-324zM184 494c-68 0-118-56-118-150 0-30 10-134 64-216 48-74 118-110 174-110 58 0 120 40 120 144 0 52-18 162-88 248-34 44-92 84-152 84z">
            <text:p/>
          </draw:path>
          <draw:path draw:style-name="gr5" draw:text-style-name="P6" draw:layer="layout" svg:width="0.503cm" svg:height="0.497cm" svg:x="25.073cm" svg:y="13.575cm" svg:viewBox="0 0 504 498" svg:d="M236 48c4-16 6-24 20-26 6 0 28 0 42 0 50 0 130 0 130 70 0 24-12 72-40 100-18 18-56 40-120 40h-78zM338 242c70-16 154-64 154-136 0-60-62-106-156-106h-200c-14 0-20 0-20 14 0 8 6 8 18 8 2 0 16 0 28 2 12 0 18 2 18 10 0 4 0 6-2 14l-94 378c-8 28-10 34-64 34-14 0-20 0-20 14 0 8 8 8 10 8 20 0 70-2 88-2 20 0 70 2 90 2 6 0 14 0 14-14 0-8-6-8-20-8-26 0-46 0-46-12 0-4 2-8 4-12l46-188h84c64 0 76 40 76 64 0 12-6 34-10 50-4 20-10 46-10 60 0 76 84 76 94 76 60 0 84-72 84-82 0-8-8-8-8-8-6 0-8 4-10 10-18 52-48 64-64 64-24 0-28-16-28-44 0-20 4-56 6-80 2-10 4-22 4-32 0-54-48-76-66-84z">
            <text:p/>
          </draw:path>
          <draw:path draw:style-name="gr5" draw:text-style-name="P6" draw:layer="layout" svg:width="0.243cm" svg:height="0.333cm" svg:x="25.595cm" svg:y="13.829cm" svg:viewBox="0 0 244 334" svg:d="M244 252v-18h-56v-220c0-10 0-14-10-14-6 0-8 0-14 6l-164 228v18h146v42c0 16 0 22-40 22h-14v18c26-2 56-2 74-2 20 0 50 0 76 2v-18h-14c-40 0-40-6-40-22v-42zM150 54v180h-132z">
            <text:p/>
          </draw:path>
        </draw:g>
        <draw:polyline draw:style-name="gr7" draw:text-style-name="P3" draw:layer="layout" svg:width="4.217cm" svg:height="1.65cm" svg:x="18.118cm" svg:y="7.477cm" svg:viewBox="0 0 4218 1651" draw:points="0,1651 1551,1651 1578,0 4218,0">
          <text:p/>
        </draw:polyline>
        <draw:polyline draw:style-name="gr7" draw:text-style-name="P3" draw:layer="layout" svg:width="4.19cm" svg:height="0.634cm" svg:x="18.145cm" svg:y="9.509cm" svg:viewBox="0 0 4191 635" draw:points="0,635 2159,635 2159,0 4191,0">
          <text:p/>
        </draw:polyline>
        <draw:polyline draw:style-name="gr7" draw:text-style-name="P3" draw:layer="layout" svg:width="4.19cm" svg:height="0.507cm" svg:x="18.145cm" svg:y="11.033cm" svg:viewBox="0 0 4191 508" draw:points="0,0 2159,0 2159,508 4191,508">
          <text:p/>
        </draw:polyline>
        <draw:polyline draw:style-name="gr7" draw:text-style-name="P3" draw:layer="layout" svg:width="4.19cm" svg:height="2.158cm" svg:x="18.018cm" svg:y="11.668cm" svg:viewBox="0 0 4191 2159" draw:points="0,0 1651,0 1651,2159 4191,2159">
          <text:p/>
        </draw:polyline>
        <draw:line draw:style-name="gr2" draw:text-style-name="P3" draw:layer="layout" svg:x1="22.209cm" svg:y1="7.507cm" svg:x2="22.336cm" svg:y2="7.507cm">
          <text:p/>
        </draw:line>
        <draw:line draw:style-name="gr2" draw:text-style-name="P3" draw:layer="layout" svg:x1="22.213cm" svg:y1="9.531cm" svg:x2="22.34cm" svg:y2="9.531cm">
          <text:p/>
        </draw:line>
        <draw:line draw:style-name="gr2" draw:text-style-name="P3" draw:layer="layout" svg:x1="22.252cm" svg:y1="11.531cm" svg:x2="22.379cm" svg:y2="11.531cm">
          <text:p/>
        </draw:line>
        <draw:line draw:style-name="gr2" draw:text-style-name="P3" draw:layer="layout" svg:x1="22.191cm" svg:y1="13.831cm" svg:x2="22.318cm" svg:y2="13.831cm">
          <text:p/>
        </draw:line>
        <draw:custom-shape draw:style-name="gr1" draw:text-style-name="P2" draw:layer="layout" svg:width="6.479cm" svg:height="3.547cm" svg:x="30.312cm" svg:y="8.553cm">
          <text:p text:style-name="P1"><text:span text:style-name="T1">Motor to 3D</text:span></text:p>
          <text:p text:style-name="P1"><text:span text:style-name="T1">Transfor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7" draw:text-style-name="P3" draw:layer="layout" svg:width="4.19cm" svg:height="1.654cm" svg:x="26.187cm" svg:y="7.477cm" svg:viewBox="0 0 4191 1655" draw:points="4191,1655 2626,1651 2626,0 0,4">
          <text:p/>
        </draw:polyline>
        <draw:polyline draw:style-name="gr7" draw:text-style-name="P3" draw:layer="layout" svg:width="4.19cm" svg:height="0.638cm" svg:x="26.06cm" svg:y="9.509cm" svg:viewBox="0 0 4191 639" draw:points="4191,639 2372,635 2372,0 0,4">
          <text:p/>
        </draw:polyline>
        <draw:polyline draw:style-name="gr7" draw:text-style-name="P3" draw:layer="layout" svg:width="4.19cm" svg:height="0.511cm" svg:x="26.06cm" svg:y="11.033cm" svg:viewBox="0 0 4191 512" draw:points="4191,4 2372,0 2372,508 0,512">
          <text:p/>
        </draw:polyline>
        <draw:polyline draw:style-name="gr7" draw:text-style-name="P3" draw:layer="layout" svg:width="4.19cm" svg:height="2.162cm" svg:x="26.187cm" svg:y="11.668cm" svg:viewBox="0 0 4191 2163" draw:points="4191,4 2626,0 2626,2159 0,2163">
          <text:p/>
        </draw:polyline>
        <draw:line draw:style-name="gr2" draw:text-style-name="P3" draw:layer="layout" svg:x1="30.056cm" svg:y1="9.128cm" svg:x2="30.31cm" svg:y2="9.128cm">
          <text:p/>
        </draw:line>
        <draw:line draw:style-name="gr2" draw:text-style-name="P3" draw:layer="layout" svg:x1="30.058cm" svg:y1="10.128cm" svg:x2="30.312cm" svg:y2="10.128cm">
          <text:p/>
        </draw:line>
        <draw:line draw:style-name="gr2" draw:text-style-name="P3" draw:layer="layout" svg:x1="30.06cm" svg:y1="11.028cm" svg:x2="30.314cm" svg:y2="11.028cm">
          <text:p/>
        </draw:line>
        <draw:line draw:style-name="gr2" draw:text-style-name="P3" draw:layer="layout" svg:x1="30.083cm" svg:y1="11.668cm" svg:x2="30.337cm" svg:y2="11.668cm">
          <text:p/>
        </draw:line>
        <draw:line draw:style-name="gr2" draw:text-style-name="P3" draw:layer="layout" svg:x1="36.814cm" svg:y1="10.398cm" svg:x2="40.497cm" svg:y2="10.398cm">
          <text:p/>
        </draw:line>
        <draw:g>
          <svg:title>TexMaths</svg:title>
          <svg:desc>26§display§N_{rw}§svg§600§FALSE§</svg:desc>
          <draw:polygon draw:style-name="gr4" draw:text-style-name="P5" draw:layer="layout" svg:width="1.634cm" svg:height="0.761cm" svg:x="37.566cm" svg:y="9.452cm" svg:viewBox="0 0 1635 762" draw:points="819,762 0,762 0,0 1635,0 1635,762">
            <text:p/>
          </draw:polygon>
          <draw:path draw:style-name="gr5" draw:text-style-name="P6" draw:layer="layout" svg:width="0.771cm" svg:height="0.626cm" svg:x="37.602cm" svg:y="9.449cm" svg:viewBox="0 0 772 627" svg:d="M658 96c7-36 26-65 98-67 6 0 16 0 16-19 0 0 0-10-13-10-29 0-62 3-91 3-31 0-65-3-94-3-5 0-18 0-18 18 0 11 11 11 18 11 52 0 63 20 63 39 0 5-3 18-3 20l-104 409-202-479c-8-18-8-18-29-18h-122c-18 0-29 0-29 18 0 11 11 11 26 11 5 0 63 0 63 7l-123 495c-7 36-23 65-98 67-6 0-16 0-16 19 0 7 5 10 13 10 29 0 60-3 91-3s65 3 94 3c5 0 18 0 18-18 0-11-11-11-21-11-52-2-60-21-60-39 0-8 3-13 5-23l120-484c5 5 5 8 8 16l228 541c8 15 11 18 19 18 10 0 10-3 13-18z">
            <text:p/>
          </draw:path>
          <draw:path draw:style-name="gr5" draw:text-style-name="P6" draw:layer="layout" svg:width="0.298cm" svg:height="0.29cm" svg:x="38.328cm" svg:y="9.928cm" svg:viewBox="0 0 299 291" svg:d="M122 153c0-2 16-62 16-65 2-5 21-36 41-52 6-5 24-18 52-18 6 0 24 0 34 8-18 8-26 26-26 36 0 16 11 24 26 24 13 0 34-11 34-39 0-34-34-47-68-47-33 0-62 13-91 47-10-42-52-47-65-47-26 0-41 16-52 34-15 23-23 62-23 65 0 8 8 8 10 8 11 0 11-3 16-19 8-39 21-70 47-70 15 0 21 13 21 31 0 13-6 37-11 55-5 16-10 44-13 57l-21 84c-2 7-7 23-7 26 0 13 13 20 23 20 8 0 21-5 26-18 3-5 8-34 13-49z">
            <text:p/>
          </draw:path>
          <draw:path draw:style-name="gr5" draw:text-style-name="P6" draw:layer="layout" svg:width="0.469cm" svg:height="0.29cm" svg:x="38.684cm" svg:y="9.928cm" svg:viewBox="0 0 470 291" svg:d="M307 81c5-19 13-50 13-52 0-13-11-21-21-21-13 0-23 8-29 18 0 5-7 31-13 49-7 37-7 37-18 73-8 37-8 42-10 60 2 13-3 26-18 44-8 11-21 21-42 21-26 0-57-8-57-60 0-31 15-80 28-112 13-28 16-33 16-46 0-32-29-55-62-55-65 0-94 88-94 99 0 8 8 8 10 8 11 0 11-3 13-11 16-52 42-78 68-78 13 0 18 8 18 24 0 15-8 28-10 36-37 96-37 107-37 128 0 75 68 85 104 85 13 0 45 0 73-41 13 28 50 41 89 41 57 0 85-49 98-75 29-55 44-135 44-164 0-49-26-52-31-52-15 0-33 18-33 34 0 10 5 15 10 21 15 13 23 31 23 52 0 7-26 166-109 166-52 0-52-47-52-57 0-18 3-29 13-65z">
            <text:p/>
          </draw:path>
        </draw:g>
        <draw:g>
          <svg:title>TexMaths</svg:title>
          <svg:desc>26§display§N^d_{rw}§svg§600§FALSE§</svg:desc>
          <draw:polygon draw:style-name="gr8" draw:text-style-name="P5" draw:layer="layout" svg:width="1.64cm" svg:height="1.049cm" svg:x="7.478cm" svg:y="9.128cm" svg:viewBox="0 0 1641 1050" draw:points="819,1050 0,1050 0,0 1641,0 1641,1050">
            <text:p/>
          </draw:polygon>
          <draw:path draw:style-name="gr9" draw:text-style-name="P6" draw:layer="layout" svg:width="0.771cm" svg:height="0.625cm" svg:x="7.513cm" svg:y="9.325cm" svg:viewBox="0 0 772 626" svg:d="M657 96c9-36 25-65 98-67 6 0 17-2 17-19 0-2 0-10-13-10-29 0-62 2-91 2-32 0-65-2-94-2-6 0-17 0-17 19 0 10 9 10 17 10 52 0 62 19 62 40 0 2-2 16-4 18l-102 408-201-478c-9-17-9-17-30-17h-122c-19 0-27 0-27 19 0 10 8 10 25 10 4 0 62 0 62 8l-123 491c-8 37-25 67-99 69-5 0-15 2-15 18 0 7 4 11 12 11 30 0 61-2 92-2s64 2 94 2c4 0 16 0 16-19 0-8-8-10-18-10-52 0-61-21-61-40 0-6 2-10 4-21l121-484c4 6 4 8 8 17l229 540c6 15 8 17 17 17 10 0 10-2 14-19z">
            <text:p/>
          </draw:path>
          <draw:path draw:style-name="gr9" draw:text-style-name="P6" draw:layer="layout" svg:width="0.33cm" svg:height="0.452cm" svg:x="8.352cm" svg:y="9.128cm" svg:viewBox="0 0 331 453" svg:d="M329 19c0 0 2-9 2-11s-2-8-11-8c-12 0-66 4-81 6-6 0-14 2-14 15 0 10 8 10 16 10 31 0 31 4 31 8 0 5-2 9-4 15l-35 146c-15-21-35-38-67-38-83 0-166 92-166 183 0 62 42 108 98 108 33 0 64-21 91-46 13 38 50 46 67 46 23 0 37-14 50-35 14-25 23-63 23-65 0-8-9-8-11-8-8 0-10 2-14 21-9 31-21 68-48 68-17 0-21-14-21-31 0-12 2-18 4-27zM191 366c-4 16-18 31-33 41-6 7-31 27-58 27-25 0-48-16-48-62 0-33 19-104 33-131 29-52 63-60 81-60 46 0 57 48 57 56 0 2 0 6-3 8z">
            <text:p/>
          </draw:path>
          <draw:path draw:style-name="gr9" draw:text-style-name="P6" draw:layer="layout" svg:width="0.298cm" svg:height="0.29cm" svg:x="8.241cm" svg:y="9.893cm" svg:viewBox="0 0 299 291" svg:d="M121 154c2-4 16-63 16-65 2-6 21-37 42-54 6-4 25-16 52-16 6 0 23 0 35 8-21 6-29 23-29 35 0 15 13 25 27 25 15 0 35-12 35-39 0-33-35-48-68-48s-63 15-90 46c-12-40-52-46-66-46-25 0-42 15-52 33-15 25-23 63-23 65 0 8 8 8 10 8 11 0 11-2 15-19 10-39 23-68 48-68 16 0 21 12 21 31 0 12-7 35-11 54-4 17-10 44-14 56l-21 83c-2 9-6 25-6 27 0 15 12 21 22 21 9 0 21-6 28-19 2-4 8-33 12-50z">
            <text:p/>
          </draw:path>
          <draw:path draw:style-name="gr9" draw:text-style-name="P6" draw:layer="layout" svg:width="0.469cm" svg:height="0.29cm" svg:x="8.601cm" svg:y="9.893cm" svg:viewBox="0 0 470 291" svg:d="M308 79c4-17 12-48 12-52 0-12-10-21-21-21-12 0-24 9-29 19-2 6-8 33-12 50-8 35-8 37-19 73-8 35-8 41-10 60 4 12-2 25-17 44-8 10-23 20-44 20-24 0-58-8-58-58 0-33 19-81 31-114 11-27 13-33 13-44 0-31-25-56-60-56-65 0-94 87-94 100 0 8 8 8 10 8 11 0 11-4 13-10 17-54 44-79 69-79 10 0 16 6 16 23 0 14-6 29-8 37-38 94-38 106-38 127 0 75 69 85 104 85 13 0 44 0 73-44 15 29 50 44 90 44 56 0 85-50 97-77 27-54 44-133 44-164 0-48-27-50-31-50-17 0-36 17-36 33 0 13 7 17 13 21 15 13 23 31 23 52 0 8-27 166-108 166-52 0-52-45-52-56 0-19 2-29 10-64z">
            <text:p/>
          </draw:path>
        </draw:g>
        <draw:g>
          <svg:title>TexMaths</svg:title>
          <svg:desc>26§display§N^d_{M,1}§svg§600§FALSE§</svg:desc>
          <draw:polygon draw:style-name="gr8" draw:text-style-name="P5" draw:layer="layout" svg:width="2.043cm" svg:height="1.172cm" svg:x="19.923cm" svg:y="6.08cm" svg:viewBox="0 0 2044 1173" draw:points="1021,1173 0,1173 0,0 2044,0 2044,1173">
            <text:p/>
          </draw:polygon>
          <draw:path draw:style-name="gr9" draw:text-style-name="P6" draw:layer="layout" svg:width="0.77cm" svg:height="0.625cm" svg:x="19.958cm" svg:y="6.278cm" svg:viewBox="0 0 771 626" svg:d="M657 96c8-36 25-65 98-67 6 0 16-2 16-19 0-2 0-10-12-10-29 0-62 2-92 2-31 0-64-2-93-2-6 0-17 0-17 19 0 10 9 10 17 10 52 0 62 19 62 40 0 2-2 16-4 18l-102 408-201-478c-9-17-9-17-30-17h-122c-19 0-27 0-27 19 0 10 8 10 25 10 4 0 62 0 62 8l-123 491c-8 38-25 67-99 69-5 0-15 2-15 19 0 6 4 10 12 10 30 0 61-2 92-2s64 2 94 2c4 0 16 0 16-19 0-8-8-10-19-10-52 0-60-21-60-40 0-6 2-10 4-20l121-485c4 6 4 8 8 17l229 540c6 15 8 17 17 17 10 0 10-2 14-19z">
            <text:p/>
          </draw:path>
          <draw:path draw:style-name="gr9" draw:text-style-name="P6" draw:layer="layout" svg:width="0.33cm" svg:height="0.452cm" svg:x="20.796cm" svg:y="6.08cm" svg:viewBox="0 0 331 453" svg:d="M329 19c0 0 2-9 2-11s-2-8-11-8c-12 0-66 4-81 6-6 0-14 2-14 15 0 10 8 10 16 10 31 0 31 4 31 9 0 4-2 8-4 14l-35 146c-15-21-35-38-67-38-83 0-166 92-166 183 0 63 42 108 98 108 33 0 64-20 91-45 13 37 50 45 67 45 23 0 37-14 50-35 14-25 23-62 23-64 0-9-9-9-11-9-8 0-10 2-14 21-9 31-21 69-48 69-17 0-21-15-21-32 0-12 2-18 4-27zM191 366c-4 17-18 31-33 42-6 6-31 27-58 27-25 0-48-17-48-63 0-33 19-104 33-131 29-52 63-60 81-60 46 0 56 48 56 56 0 2 0 6-2 8z">
            <text:p/>
          </draw:path>
          <draw:path draw:style-name="gr9" draw:text-style-name="P6" draw:layer="layout" svg:width="0.683cm" svg:height="0.438cm" svg:x="20.705cm" svg:y="6.691cm" svg:viewBox="0 0 684 439" svg:d="M607 52c6-23 8-29 54-29 15 0 23 0 23-13 0-10-8-10-19-10h-87c-19 0-21 0-29 12l-247 367-63-362c-4-17-4-17-23-17h-91c-13 0-21 0-21 15 0 8 6 8 21 8 10 0 12 0 25 2 12 0 14 2 14 8 0 0 0 4-4 15l-79 322c-6 21-17 44-69 46-4 0-12 0-12 15 0 0 0 8 10 8 19 0 46-2 67-2 14 0 52 2 66 2 5 0 15 0 15-15 0-8-8-8-15-8-41-2-41-19-41-27 0-2 0-6 2-17l85-341h2l69 391c2 11 2 17 12 17 9 0 15-6 19-15l268-399h2l-91 364c-4 21-6 27-56 27-13 0-19 0-19 15 0 0 0 8 10 8 13 0 28-2 40-2s27 0 39 0c19 0 65 2 82 2 4 0 14 0 14-15 0-8-8-8-21-8 0 0-12 0-25-2-14 0-14-2-14-8 0-5 2-11 2-15z">
            <text:p/>
          </draw:path>
          <draw:path draw:style-name="gr9" draw:text-style-name="P6" draw:layer="layout" svg:width="0.082cm" svg:height="0.199cm" svg:x="21.455cm" svg:y="7.053cm" svg:viewBox="0 0 83 200" svg:d="M64 64c0 36-6 77-49 119-5 2-7 4-7 6 0 7 7 11 11 11 8 0 64-52 64-129 0-40-16-71-46-71-20 0-37 17-37 37 0 21 15 38 37 38 17 0 27-11 27-11z">
            <text:p/>
          </draw:path>
          <draw:path draw:style-name="gr9" draw:text-style-name="P6" draw:layer="layout" svg:width="0.234cm" svg:height="0.425cm" svg:x="21.67cm" svg:y="6.702cm" svg:viewBox="0 0 235 426" svg:d="M146 19c0-19 0-19-19-19-42 40-100 42-127 42v22c15 0 58 0 94-18v328c0 21 0 29-65 29h-25v23c13 0 92-2 115-2 20 0 101 2 116 2v-23h-25c-64 0-64-8-64-29z">
            <text:p/>
          </draw:path>
        </draw:g>
        <draw:g>
          <svg:title>TexMaths</svg:title>
          <svg:desc>26§display§N^d_{M,4}§svg§600§FALSE§</svg:desc>
          <draw:polygon draw:style-name="gr8" draw:text-style-name="P5" draw:layer="layout" svg:width="2.043cm" svg:height="1.172cm" svg:x="19.923cm" svg:y="13.978cm" svg:viewBox="0 0 2044 1173" draw:points="1021,1173 0,1173 0,0 2044,0 2044,1173">
            <text:p/>
          </draw:polygon>
          <draw:path draw:style-name="gr9" draw:text-style-name="P6" draw:layer="layout" svg:width="0.77cm" svg:height="0.625cm" svg:x="19.958cm" svg:y="14.176cm" svg:viewBox="0 0 771 626" svg:d="M657 96c8-36 25-65 98-67 6 0 16-2 16-19 0-2 0-10-12-10-29 0-62 2-92 2-31 0-64-2-93-2-6 0-17 0-17 19 0 10 9 10 17 10 52 0 62 19 62 40 0 2-2 16-4 18l-102 408-201-478c-9-17-9-17-30-17h-122c-19 0-27 0-27 19 0 10 8 10 25 10 4 0 62 0 62 8l-123 491c-8 38-25 67-99 69-5 0-15 2-15 19 0 6 4 10 12 10 30 0 61-2 92-2s64 2 94 2c4 0 16 0 16-19 0-8-8-10-19-10-52 0-60-21-60-40 0-6 2-10 4-20l121-485c4 6 4 8 8 17l229 540c6 15 8 17 17 17 10 0 10-2 14-19z">
            <text:p/>
          </draw:path>
          <draw:path draw:style-name="gr9" draw:text-style-name="P6" draw:layer="layout" svg:width="0.33cm" svg:height="0.452cm" svg:x="20.796cm" svg:y="13.978cm" svg:viewBox="0 0 331 453" svg:d="M329 19c0 0 2-9 2-11s-2-8-11-8c-12 0-66 4-81 6-6 0-14 2-14 15 0 10 8 10 16 10 31 0 31 4 31 9 0 4-2 8-4 14l-35 146c-15-21-35-38-67-38-83 0-166 92-166 183 0 63 42 108 98 108 33 0 64-20 91-45 13 37 50 45 67 45 23 0 37-14 50-35 14-25 23-62 23-64 0-9-9-9-11-9-8 0-10 2-14 21-9 31-21 69-48 69-17 0-21-15-21-32 0-12 2-18 4-27zM191 366c-4 17-18 31-33 42-6 6-31 27-58 27-25 0-48-17-48-63 0-33 19-104 33-131 29-52 63-60 81-60 46 0 56 48 56 56 0 2 0 6-2 8z">
            <text:p/>
          </draw:path>
          <draw:path draw:style-name="gr9" draw:text-style-name="P6" draw:layer="layout" svg:width="0.683cm" svg:height="0.438cm" svg:x="20.705cm" svg:y="14.589cm" svg:viewBox="0 0 684 439" svg:d="M607 52c6-23 8-29 54-29 15 0 23 0 23-13 0-10-8-10-19-10h-87c-19 0-21 0-29 12l-247 367-63-362c-4-17-4-17-23-17h-91c-13 0-21 0-21 15 0 8 6 8 21 8 10 0 12 0 25 2 12 0 14 2 14 8 0 0 0 4-4 15l-79 322c-6 21-17 44-69 46-4 0-12 0-12 15 0 0 0 8 10 8 19 0 46-2 67-2 14 0 52 2 66 2 5 0 15 0 15-15 0-8-8-8-15-8-41-2-41-19-41-27 0-2 0-6 2-17l85-341h2l69 391c2 11 2 17 12 17 9 0 15-6 19-15l268-399h2l-91 364c-4 21-6 27-56 27-13 0-19 0-19 15 0 0 0 8 10 8 13 0 28-2 40-2s27 0 39 0c19 0 65 2 82 2 4 0 14 0 14-15 0-8-8-8-21-8 0 0-12 0-25-2-14 0-14-2-14-8 0-5 2-11 2-15z">
            <text:p/>
          </draw:path>
          <draw:path draw:style-name="gr9" draw:text-style-name="P6" draw:layer="layout" svg:width="0.082cm" svg:height="0.199cm" svg:x="21.455cm" svg:y="14.951cm" svg:viewBox="0 0 83 200" svg:d="M64 64c0 36-6 77-49 119-5 2-7 4-7 6 0 7 7 11 11 11 8 0 64-52 64-129 0-40-16-71-46-71-20 0-37 17-37 37 0 21 15 38 37 38 17 0 27-11 27-11z">
            <text:p/>
          </draw:path>
          <draw:path draw:style-name="gr9" draw:text-style-name="P6" draw:layer="layout" svg:width="0.315cm" svg:height="0.432cm" svg:x="21.624cm" svg:y="14.594cm" svg:viewBox="0 0 316 433" svg:d="M316 329v-25h-73v-285c0-15 0-19-12-19-9 0-11 0-19 8l-212 296v25h189v52c0 20 0 29-52 29h-16v23c31 0 72-2 95-2s65 2 98 2v-23h-19c-52 0-52-9-52-29v-52zM193 69v235h-170z">
            <text:p/>
          </draw:path>
        </draw:g>
        <draw:g>
          <svg:title>TexMaths</svg:title>
          <svg:desc>26§display§N^d_{M,3}§svg§600§FALSE§</svg:desc>
          <draw:polygon draw:style-name="gr8" draw:text-style-name="P5" draw:layer="layout" svg:width="2.043cm" svg:height="1.172cm" svg:x="20.05cm" svg:y="12.219cm" svg:viewBox="0 0 2044 1173" draw:points="1021,1173 0,1173 0,0 2044,0 2044,1173">
            <text:p/>
          </draw:polygon>
          <draw:path draw:style-name="gr9" draw:text-style-name="P6" draw:layer="layout" svg:width="0.77cm" svg:height="0.625cm" svg:x="20.085cm" svg:y="12.417cm" svg:viewBox="0 0 771 626" svg:d="M657 96c8-36 25-65 98-67 6 0 16-2 16-19 0-2 0-10-12-10-29 0-62 2-92 2-31 0-64-2-93-2-6 0-17 0-17 19 0 10 9 10 17 10 52 0 62 19 62 40 0 2-2 16-4 18l-102 408-201-478c-9-17-9-17-30-17h-122c-19 0-27 0-27 19 0 10 8 10 25 10 4 0 62 0 62 8l-123 491c-8 38-25 67-99 69-5 0-15 2-15 19 0 6 4 10 12 10 30 0 61-2 92-2s64 2 94 2c4 0 16 0 16-19 0-8-8-10-19-10-52 0-60-21-60-40 0-6 2-10 4-20l121-485c4 6 4 8 8 17l229 540c6 15 8 17 17 17 10 0 10-2 14-19z">
            <text:p/>
          </draw:path>
          <draw:path draw:style-name="gr9" draw:text-style-name="P6" draw:layer="layout" svg:width="0.33cm" svg:height="0.452cm" svg:x="20.923cm" svg:y="12.219cm" svg:viewBox="0 0 331 453" svg:d="M329 19c0 0 2-9 2-11s-2-8-11-8c-12 0-66 4-81 6-6 0-14 2-14 15 0 10 8 10 16 10 31 0 31 4 31 9 0 4-2 8-4 14l-35 146c-15-21-35-38-67-38-83 0-166 92-166 183 0 63 42 108 98 108 33 0 64-20 91-45 13 37 50 45 67 45 23 0 37-14 50-35 14-25 23-62 23-64 0-9-9-9-11-9-8 0-10 2-14 21-9 31-21 69-48 69-17 0-21-15-21-32 0-12 2-18 4-27zM191 366c-4 17-18 31-33 42-6 6-31 27-58 27-25 0-48-17-48-63 0-33 19-104 33-131 29-52 63-60 81-60 46 0 56 48 56 56 0 2 0 6-2 8z">
            <text:p/>
          </draw:path>
          <draw:path draw:style-name="gr9" draw:text-style-name="P6" draw:layer="layout" svg:width="0.683cm" svg:height="0.438cm" svg:x="20.832cm" svg:y="12.83cm" svg:viewBox="0 0 684 439" svg:d="M607 52c6-23 8-29 54-29 15 0 23 0 23-13 0-10-8-10-19-10h-87c-19 0-21 0-29 12l-247 367-63-362c-4-17-4-17-23-17h-91c-13 0-21 0-21 15 0 8 6 8 21 8 10 0 12 0 25 2 12 0 14 2 14 8 0 0 0 4-4 15l-79 322c-6 21-17 44-69 46-4 0-12 0-12 15 0 0 0 8 10 8 19 0 46-2 67-2 14 0 52 2 66 2 5 0 15 0 15-15 0-8-8-8-15-8-41-2-41-19-41-27 0-2 0-6 2-17l85-341h2l69 391c2 11 2 17 12 17 9 0 15-6 19-15l268-399h2l-91 364c-4 21-6 27-56 27-13 0-19 0-19 15 0 0 0 8 10 8 13 0 28-2 40-2s27 0 39 0c19 0 65 2 82 2 4 0 14 0 14-15 0-8-8-8-21-8 0 0-12 0-25-2-14 0-14-2-14-8 0-5 2-11 2-15z">
            <text:p/>
          </draw:path>
          <draw:path draw:style-name="gr9" draw:text-style-name="P6" draw:layer="layout" svg:width="0.082cm" svg:height="0.199cm" svg:x="21.582cm" svg:y="13.192cm" svg:viewBox="0 0 83 200" svg:d="M64 64c0 36-6 77-49 119-5 2-7 4-7 6 0 7 7 11 11 11 8 0 64-52 64-129 0-40-16-71-46-71-20 0-37 17-37 37 0 21 15 38 37 38 17 0 27-11 27-11z">
            <text:p/>
          </draw:path>
          <draw:path draw:style-name="gr9" draw:text-style-name="P6" draw:layer="layout" svg:width="0.294cm" svg:height="0.438cm" svg:x="21.761cm" svg:y="12.841cm" svg:viewBox="0 0 295 439" svg:d="M141 212c50 0 86 35 86 104 0 79-46 102-84 102-24 0-83-6-110-44 31-2 38-23 38-35 0-21-15-35-36-35-16 0-35 10-35 35 0 62 67 100 146 100 89 0 149-58 149-123 0-50-39-100-110-116 67-23 92-73 92-111 0-52-59-89-131-89-71 0-125 35-125 85 0 23 12 36 33 36 19 0 33-15 33-34 0-18-14-31-33-33 23-29 67-35 89-35 30 0 71 14 71 70 0 27-10 57-27 75-21 25-37 27-71 29-16 0-16 0-20 3 0 0-7 0-7 8s7 8 17 8z">
            <text:p/>
          </draw:path>
        </draw:g>
        <draw:g>
          <svg:title>TexMaths</svg:title>
          <svg:desc>26§display§N^d_{M,2}§svg§600§FALSE§</svg:desc>
          <draw:polygon draw:style-name="gr8" draw:text-style-name="P5" draw:layer="layout" svg:width="2.043cm" svg:height="1.172cm" svg:x="20.038cm" svg:y="8.21cm" svg:viewBox="0 0 2044 1173" draw:points="1021,1173 0,1173 0,0 2044,0 2044,1173">
            <text:p/>
          </draw:polygon>
          <draw:path draw:style-name="gr9" draw:text-style-name="P6" draw:layer="layout" svg:width="0.77cm" svg:height="0.625cm" svg:x="20.073cm" svg:y="8.408cm" svg:viewBox="0 0 771 626" svg:d="M657 96c8-36 25-65 98-67 6 0 16-2 16-19 0-2 0-10-12-10-29 0-62 2-92 2-31 0-64-2-93-2-6 0-17 0-17 19 0 10 9 10 17 10 52 0 62 19 62 40 0 2-2 16-4 18l-102 408-201-478c-9-17-9-17-30-17h-122c-19 0-27 0-27 19 0 10 8 10 25 10 4 0 62 0 62 8l-123 491c-8 38-25 67-99 69-5 0-15 2-15 19 0 6 4 10 12 10 30 0 61-2 92-2s64 2 94 2c4 0 16 0 16-19 0-8-8-10-19-10-52 0-60-21-60-40 0-6 2-10 4-20l121-485c4 6 4 8 8 17l229 540c6 15 8 17 17 17 10 0 10-2 14-19z">
            <text:p/>
          </draw:path>
          <draw:path draw:style-name="gr9" draw:text-style-name="P6" draw:layer="layout" svg:width="0.33cm" svg:height="0.452cm" svg:x="20.911cm" svg:y="8.21cm" svg:viewBox="0 0 331 453" svg:d="M329 19c0 0 2-9 2-11s-2-8-11-8c-12 0-66 4-81 6-6 0-14 2-14 15 0 10 8 10 16 10 31 0 31 4 31 9 0 4-2 8-4 14l-35 146c-15-21-35-38-67-38-83 0-166 92-166 183 0 63 42 108 98 108 33 0 64-20 91-45 13 37 50 45 67 45 23 0 37-14 50-35 14-25 23-62 23-64 0-9-9-9-11-9-8 0-10 2-14 21-9 31-21 69-48 69-17 0-21-15-21-32 0-12 2-18 4-27zM191 366c-4 17-18 31-33 42-6 6-31 27-58 27-25 0-48-17-48-63 0-33 19-104 33-131 29-52 63-60 81-60 46 0 56 48 56 56 0 2 0 6-2 8z">
            <text:p/>
          </draw:path>
          <draw:path draw:style-name="gr9" draw:text-style-name="P6" draw:layer="layout" svg:width="0.683cm" svg:height="0.438cm" svg:x="20.82cm" svg:y="8.821cm" svg:viewBox="0 0 684 439" svg:d="M607 52c6-23 8-29 54-29 15 0 23 0 23-13 0-10-8-10-19-10h-87c-19 0-21 0-29 12l-247 367-63-362c-4-17-4-17-23-17h-91c-13 0-21 0-21 15 0 8 6 8 21 8 10 0 12 0 25 2 12 0 14 2 14 8 0 0 0 4-4 15l-79 322c-6 21-17 44-69 46-4 0-12 0-12 15 0 0 0 8 10 8 19 0 46-2 67-2 14 0 52 2 66 2 5 0 15 0 15-15 0-8-8-8-15-8-41-2-41-19-41-27 0-2 0-6 2-17l85-341h2l69 391c2 11 2 17 12 17 9 0 15-6 19-15l268-399h2l-91 364c-4 21-6 27-56 27-13 0-19 0-19 15 0 0 0 8 10 8 13 0 28-2 40-2s27 0 39 0c19 0 65 2 82 2 4 0 14 0 14-15 0-8-8-8-21-8 0 0-12 0-25-2-14 0-14-2-14-8 0-5 2-11 2-15z">
            <text:p/>
          </draw:path>
          <draw:path draw:style-name="gr9" draw:text-style-name="P6" draw:layer="layout" svg:width="0.082cm" svg:height="0.199cm" svg:x="21.57cm" svg:y="9.183cm" svg:viewBox="0 0 83 200" svg:d="M64 64c0 36-6 77-49 119-5 2-7 4-7 6 0 7 7 11 11 11 8 0 64-52 64-129 0-40-16-71-46-71-20 0-37 17-37 37 0 21 15 38 37 38 17 0 27-11 27-11z">
            <text:p/>
          </draw:path>
          <draw:path draw:style-name="gr9" draw:text-style-name="P6" draw:layer="layout" svg:width="0.284cm" svg:height="0.425cm" svg:x="21.756cm" svg:y="8.832cm" svg:viewBox="0 0 285 426" svg:d="M285 310h-23c-2 14-8 52-17 58-4 4-54 4-62 4h-119c67-60 90-77 129-108 48-37 92-77 92-139 0-77-69-125-152-125-79 0-133 56-133 114 0 34 27 38 33 38 17 0 36-13 36-36 0-10-5-33-38-33 19-46 63-60 94-60 64 0 97 50 97 102 0 56-39 100-60 125l-156 151c-6 7-6 9-6 25h266z">
            <text:p/>
          </draw:path>
        </draw:g>
        <draw:g>
          <svg:title>TexMaths</svg:title>
          <svg:desc>26§display§N_{M,1}§svg§600§FALSE§</svg:desc>
          <draw:polygon draw:style-name="gr8" draw:text-style-name="P5" draw:layer="layout" svg:width="2.043cm" svg:height="0.888cm" svg:x="26.324cm" svg:y="6.38cm" svg:viewBox="0 0 2044 889" draw:points="1021,889 0,889 0,0 2044,0 2044,889">
            <text:p/>
          </draw:polygon>
          <draw:path draw:style-name="gr9" draw:text-style-name="P6" draw:layer="layout" svg:width="0.77cm" svg:height="0.626cm" svg:x="26.359cm" svg:y="6.38cm" svg:viewBox="0 0 771 627" svg:d="M657 96c8-36 25-65 98-67 6 0 16-2 16-19 0-2 0-10-12-10-29 0-62 2-92 2-31 0-64-2-93-2-6 0-17 0-17 19 0 10 9 10 17 10 52 0 62 19 62 40 0 2-2 16-4 18l-102 409-201-479c-9-17-9-17-30-17h-122c-19 0-27 0-27 19 0 10 8 10 25 10 4 0 62 0 62 8l-123 492c-8 37-25 66-99 69-5 0-15 2-15 18 0 7 4 11 12 11 30 0 61-2 92-2s64 2 94 2c4 0 16 0 16-19 0-8-8-10-19-10-52 0-60-21-60-40 0-6 2-10 4-21l121-485c4 6 4 8 8 17l229 541c6 15 8 17 17 17 10 0 10-2 14-19z">
            <text:p/>
          </draw:path>
          <draw:path draw:style-name="gr9" draw:text-style-name="P6" draw:layer="layout" svg:width="0.683cm" svg:height="0.438cm" svg:x="27.106cm" svg:y="6.705cm" svg:viewBox="0 0 684 439" svg:d="M607 52c6-23 8-29 54-29 15 0 23 0 23-13 0-10-8-10-19-10h-87c-19 0-21 0-29 12l-247 367-63-362c-4-17-4-17-23-17h-91c-13 0-21 0-21 15 0 8 6 8 21 8 10 0 12 0 25 2 12 0 14 2 14 8 0 0 0 4-4 15l-79 323c-6 20-17 43-69 45-4 0-12 0-12 15 0 0 0 8 10 8 19 0 46-2 67-2 14 0 52 2 66 2 5 0 15 0 15-14 0-9-8-9-15-9-41-2-41-18-41-27 0-2 0-6 2-16l85-342h2l69 392c2 10 2 16 12 16 9 0 15-6 19-14l268-400h2l-91 364c-4 21-6 27-56 27-13 0-19 0-19 15 0 0 0 8 10 8 13 0 28-2 40-2s27 0 39 0c19 0 65 2 82 2 4 0 14 0 14-14 0-9-8-9-21-9 0 0-12 0-25-2-14 0-14-2-14-8 0-4 2-10 2-15z">
            <text:p/>
          </draw:path>
          <draw:path draw:style-name="gr9" draw:text-style-name="P6" draw:layer="layout" svg:width="0.082cm" svg:height="0.199cm" svg:x="27.856cm" svg:y="7.069cm" svg:viewBox="0 0 83 200" svg:d="M64 65c0 35-6 77-49 118-5 2-7 4-7 6 0 7 7 11 11 11 8 0 64-52 64-129 0-40-16-71-46-71-20 0-37 17-37 37 0 21 15 38 37 38 17 0 27-10 27-10z">
            <text:p/>
          </draw:path>
          <draw:path draw:style-name="gr9" draw:text-style-name="P6" draw:layer="layout" svg:width="0.234cm" svg:height="0.426cm" svg:x="28.071cm" svg:y="6.717cm" svg:viewBox="0 0 235 427" svg:d="M146 19c0-19 0-19-19-19-42 40-100 42-127 42v23c15 0 58 0 94-19v329c0 21 0 29-65 29h-25v23c13 0 92-2 115-2 20 0 101 2 116 2v-23h-25c-64 0-64-8-64-29z">
            <text:p/>
          </draw:path>
        </draw:g>
        <draw:g>
          <svg:title>TexMaths</svg:title>
          <svg:desc>26§display§N_{M,4}§svg§600§FALSE§</svg:desc>
          <draw:polygon draw:style-name="gr8" draw:text-style-name="P5" draw:layer="layout" svg:width="2.043cm" svg:height="0.888cm" svg:x="26.324cm" svg:y="14.235cm" svg:viewBox="0 0 2044 889" draw:points="1021,889 0,889 0,0 2044,0 2044,889">
            <text:p/>
          </draw:polygon>
          <draw:path draw:style-name="gr9" draw:text-style-name="P6" draw:layer="layout" svg:width="0.77cm" svg:height="0.626cm" svg:x="26.359cm" svg:y="14.235cm" svg:viewBox="0 0 771 627" svg:d="M657 96c8-36 25-65 98-67 6 0 16-2 16-19 0-2 0-10-12-10-29 0-62 2-92 2-31 0-64-2-93-2-6 0-17 0-17 19 0 10 9 10 17 10 52 0 62 19 62 40 0 2-2 16-4 18l-102 409-201-479c-9-17-9-17-30-17h-122c-19 0-27 0-27 19 0 10 8 10 25 10 4 0 62 0 62 8l-123 492c-8 37-25 66-99 69-5 0-15 2-15 18 0 7 4 11 12 11 30 0 61-2 92-2s64 2 94 2c4 0 16 0 16-19 0-8-8-10-19-10-52 0-60-21-60-40 0-6 2-10 4-21l121-485c4 6 4 8 8 17l229 541c6 15 8 17 17 17 10 0 10-2 14-19z">
            <text:p/>
          </draw:path>
          <draw:path draw:style-name="gr9" draw:text-style-name="P6" draw:layer="layout" svg:width="0.683cm" svg:height="0.438cm" svg:x="27.106cm" svg:y="14.56cm" svg:viewBox="0 0 684 439" svg:d="M607 52c6-23 8-29 54-29 15 0 23 0 23-13 0-10-8-10-19-10h-87c-19 0-21 0-29 12l-247 367-63-362c-4-17-4-17-23-17h-91c-13 0-21 0-21 15 0 8 6 8 21 8 10 0 12 0 25 2 12 0 14 2 14 8 0 0 0 4-4 15l-79 323c-6 20-17 43-69 45-4 0-12 0-12 15 0 0 0 8 10 8 19 0 46-2 67-2 14 0 52 2 66 2 5 0 15 0 15-14 0-9-8-9-15-9-41-2-41-18-41-27 0-2 0-6 2-16l85-342h2l69 392c2 10 2 16 12 16 9 0 15-6 19-14l268-400h2l-91 364c-4 21-6 27-56 27-13 0-19 0-19 15 0 0 0 8 10 8 13 0 28-2 40-2s27 0 39 0c19 0 65 2 82 2 4 0 14 0 14-14 0-9-8-9-21-9 0 0-12 0-25-2-14 0-14-2-14-8 0-4 2-10 2-15z">
            <text:p/>
          </draw:path>
          <draw:path draw:style-name="gr9" draw:text-style-name="P6" draw:layer="layout" svg:width="0.082cm" svg:height="0.199cm" svg:x="27.856cm" svg:y="14.924cm" svg:viewBox="0 0 83 200" svg:d="M64 65c0 35-6 77-49 118-5 2-7 4-7 6 0 7 7 11 11 11 8 0 64-52 64-129 0-40-16-71-46-71-20 0-37 17-37 37 0 21 15 38 37 38 17 0 27-10 27-10z">
            <text:p/>
          </draw:path>
          <draw:path draw:style-name="gr9" draw:text-style-name="P6" draw:layer="layout" svg:width="0.315cm" svg:height="0.432cm" svg:x="28.025cm" svg:y="14.566cm" svg:viewBox="0 0 316 433" svg:d="M316 329v-25h-73v-285c0-15 0-19-12-19-9 0-11 0-19 8l-212 296v25h189v52c0 21 0 29-52 29h-16v23c31 0 72-2 95-2s65 2 98 2v-23h-19c-52 0-52-8-52-29v-52zM193 69v235h-170z">
            <text:p/>
          </draw:path>
        </draw:g>
        <draw:g>
          <svg:title>TexMaths</svg:title>
          <svg:desc>26§display§N_{M,3}§svg§600§FALSE§</svg:desc>
          <draw:polygon draw:style-name="gr8" draw:text-style-name="P5" draw:layer="layout" svg:width="2.043cm" svg:height="0.888cm" svg:x="26.451cm" svg:y="12.519cm" svg:viewBox="0 0 2044 889" draw:points="1021,889 0,889 0,0 2044,0 2044,889">
            <text:p/>
          </draw:polygon>
          <draw:path draw:style-name="gr9" draw:text-style-name="P6" draw:layer="layout" svg:width="0.77cm" svg:height="0.626cm" svg:x="26.486cm" svg:y="12.519cm" svg:viewBox="0 0 771 627" svg:d="M657 96c8-36 25-65 98-67 6 0 16-2 16-19 0-2 0-10-12-10-29 0-62 2-92 2-31 0-64-2-93-2-6 0-17 0-17 19 0 10 9 10 17 10 52 0 62 19 62 40 0 2-2 16-4 18l-102 409-201-479c-9-17-9-17-30-17h-122c-19 0-27 0-27 19 0 10 8 10 25 10 4 0 62 0 62 8l-123 492c-8 37-25 66-99 69-5 0-15 2-15 18 0 7 4 11 12 11 30 0 61-2 92-2s64 2 94 2c4 0 16 0 16-19 0-8-8-10-19-10-52 0-60-21-60-40 0-6 2-10 4-21l121-485c4 6 4 8 8 17l229 541c6 15 8 17 17 17 10 0 10-2 14-19z">
            <text:p/>
          </draw:path>
          <draw:path draw:style-name="gr9" draw:text-style-name="P6" draw:layer="layout" svg:width="0.683cm" svg:height="0.438cm" svg:x="27.233cm" svg:y="12.844cm" svg:viewBox="0 0 684 439" svg:d="M607 52c6-23 8-29 54-29 15 0 23 0 23-13 0-10-8-10-19-10h-87c-19 0-21 0-29 12l-247 367-63-362c-4-17-4-17-23-17h-91c-13 0-21 0-21 15 0 8 6 8 21 8 10 0 12 0 25 2 12 0 14 2 14 8 0 0 0 4-4 15l-79 323c-6 20-17 43-69 45-4 0-12 0-12 15 0 0 0 8 10 8 19 0 46-2 67-2 14 0 52 2 66 2 5 0 15 0 15-14 0-9-8-9-15-9-41-2-41-18-41-27 0-2 0-6 2-16l85-342h2l69 392c2 10 2 16 12 16 9 0 15-6 19-14l268-400h2l-91 364c-4 21-6 27-56 27-13 0-19 0-19 15 0 0 0 8 10 8 13 0 28-2 40-2s27 0 39 0c19 0 65 2 82 2 4 0 14 0 14-14 0-9-8-9-21-9 0 0-12 0-25-2-14 0-14-2-14-8 0-4 2-10 2-15z">
            <text:p/>
          </draw:path>
          <draw:path draw:style-name="gr9" draw:text-style-name="P6" draw:layer="layout" svg:width="0.082cm" svg:height="0.199cm" svg:x="27.983cm" svg:y="13.208cm" svg:viewBox="0 0 83 200" svg:d="M64 65c0 35-6 77-49 118-5 2-7 4-7 6 0 7 7 11 11 11 8 0 64-52 64-129 0-40-16-71-46-71-20 0-37 17-37 37 0 21 15 38 37 38 17 0 27-10 27-10z">
            <text:p/>
          </draw:path>
          <draw:path draw:style-name="gr9" draw:text-style-name="P6" draw:layer="layout" svg:width="0.294cm" svg:height="0.438cm" svg:x="28.162cm" svg:y="12.856cm" svg:viewBox="0 0 295 439" svg:d="M141 212c50 0 86 36 86 104 0 80-46 102-84 102-24 0-83-6-110-43 31-2 38-23 38-36 0-20-15-35-36-35-16 0-35 10-35 35 0 63 67 100 146 100 89 0 149-58 149-123 0-50-39-99-110-116 67-23 92-73 92-110 0-53-59-90-131-90-71 0-125 35-125 85 0 23 12 36 33 36 19 0 33-15 33-34 0-18-14-31-33-33 23-29 67-35 89-35 30 0 71 14 71 71 0 27-10 56-27 74-21 25-37 28-71 30-16 0-16 0-20 2 0 0-7 0-7 8s7 8 17 8z">
            <text:p/>
          </draw:path>
        </draw:g>
        <draw:g>
          <svg:title>TexMaths</svg:title>
          <svg:desc>26§display§N_{M,2}§svg§600§FALSE§</svg:desc>
          <draw:polygon draw:style-name="gr8" draw:text-style-name="P5" draw:layer="layout" svg:width="2.043cm" svg:height="0.888cm" svg:x="26.339cm" svg:y="8.409cm" svg:viewBox="0 0 2044 889" draw:points="1021,889 0,889 0,0 2044,0 2044,889">
            <text:p/>
          </draw:polygon>
          <draw:path draw:style-name="gr9" draw:text-style-name="P6" draw:layer="layout" svg:width="0.77cm" svg:height="0.626cm" svg:x="26.374cm" svg:y="8.409cm" svg:viewBox="0 0 771 627" svg:d="M657 96c8-36 25-65 98-67 6 0 16-2 16-19 0-2 0-10-12-10-29 0-62 2-92 2-31 0-64-2-93-2-6 0-17 0-17 19 0 10 9 10 17 10 52 0 62 19 62 40 0 2-2 16-4 18l-102 409-201-479c-9-17-9-17-30-17h-122c-19 0-27 0-27 19 0 10 8 10 25 10 4 0 62 0 62 8l-123 492c-8 37-25 66-99 69-5 0-15 2-15 18 0 7 4 11 12 11 30 0 61-2 92-2s64 2 94 2c4 0 16 0 16-19 0-8-8-10-19-10-52 0-60-21-60-40 0-6 2-10 4-21l121-485c4 6 4 8 8 17l229 541c6 15 8 17 17 17 10 0 10-2 14-19z">
            <text:p/>
          </draw:path>
          <draw:path draw:style-name="gr9" draw:text-style-name="P6" draw:layer="layout" svg:width="0.683cm" svg:height="0.438cm" svg:x="27.121cm" svg:y="8.734cm" svg:viewBox="0 0 684 439" svg:d="M607 52c6-23 8-29 54-29 15 0 23 0 23-13 0-10-8-10-19-10h-87c-19 0-21 0-29 12l-247 367-63-362c-4-17-4-17-23-17h-91c-13 0-21 0-21 15 0 8 6 8 21 8 10 0 12 0 25 2 12 0 14 2 14 8 0 0 0 4-4 15l-79 323c-6 20-17 43-69 45-4 0-12 0-12 15 0 0 0 8 10 8 19 0 46-2 67-2 14 0 52 2 66 2 5 0 15 0 15-14 0-9-8-9-15-9-41-2-41-18-41-27 0-2 0-6 2-16l85-342h2l69 392c2 10 2 16 12 16 9 0 15-6 19-14l268-400h2l-91 364c-4 21-6 27-56 27-13 0-19 0-19 15 0 0 0 8 10 8 13 0 28-2 40-2s27 0 39 0c19 0 65 2 82 2 4 0 14 0 14-14 0-9-8-9-21-9 0 0-12 0-25-2-14 0-14-2-14-8 0-4 2-10 2-15z">
            <text:p/>
          </draw:path>
          <draw:path draw:style-name="gr9" draw:text-style-name="P6" draw:layer="layout" svg:width="0.082cm" svg:height="0.199cm" svg:x="27.871cm" svg:y="9.098cm" svg:viewBox="0 0 83 200" svg:d="M64 65c0 35-6 77-49 118-5 2-7 4-7 6 0 7 7 11 11 11 8 0 64-52 64-129 0-40-16-71-46-71-20 0-37 17-37 37 0 21 15 38 37 38 17 0 27-10 27-10z">
            <text:p/>
          </draw:path>
          <draw:path draw:style-name="gr9" draw:text-style-name="P6" draw:layer="layout" svg:width="0.284cm" svg:height="0.426cm" svg:x="28.057cm" svg:y="8.746cm" svg:viewBox="0 0 285 427" svg:d="M285 310h-23c-2 15-8 52-17 59-4 4-54 4-62 4h-119c67-61 90-77 129-109 48-37 92-77 92-139 0-77-69-125-152-125-79 0-133 56-133 115 0 33 27 37 33 37 17 0 36-13 36-35 0-11-5-34-38-34 19-46 63-60 94-60 64 0 97 50 97 102 0 56-39 100-60 125l-156 152c-6 6-6 8-6 25h266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01:49:21.932260381</meta:creation-date>
    <meta:generator>LibreOffice/6.0.3.2$Windows_X86_64 LibreOffice_project/8f48d515416608e3a835360314dac7e47fd0b821</meta:generator>
    <dc:date>2018-05-10T18:07:45.535000000</dc:date>
    <meta:editing-duration>PT1H46M37S</meta:editing-duration>
    <meta:editing-cycles>28</meta:editing-cycles>
    <meta:document-statistic meta:object-count="119"/>
  </office:meta>
</office:document-meta>
</file>